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10.356cm"/>
    </style:style>
    <style:style style:name="co12" style:family="table-column">
      <style:table-column-properties fo:break-before="auto" style:column-width="23.402cm"/>
    </style:style>
    <style:style style:name="co13" style:family="table-column">
      <style:table-column-properties fo:break-before="auto" style:column-width="9.675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pview(partie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requis</text:p>
          </table:table-cell>
          <table:table-cell office:value-type="string" calcext:value-type="string">
            <text:p>statu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s_actio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-9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-27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9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8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7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-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9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-18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27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8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70.jp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-1.jpg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e cl� dor�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ordx</text:p>
          </table:table-cell>
          <table:table-cell office:value-type="string" calcext:value-type="string">
            <text:p>coordy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atus_actio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atus_action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 dois trouver une cl� pour sortir d'ici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 mur m'emp�che de passer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 dois trouver une cl� pour sortir d'ici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en par ici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ci un bien joli vase !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 r�cup�res le vase et la cl� dor�e qui se trouve � l'int�rieur !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gn� !!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+------------------------+ <text:s text:c="4"/>+----------------+ <text:s text:c="4"/>+---------------+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<text:s text:c="8"/>action <text:s text:c="8"/>| <text:s text:c="4"/>| <text:s text:c="4"/>images <text:s text:c="4"/>| <text:s text:c="4"/>| <text:s text:c="4"/>items <text:s text:c="4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+------------------------+ <text:s text:c="4"/>+----------------+ <text:s text:c="4"/>+---------------+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id (PK) <text:s text:c="15"/>| <text:s text:c="4"/>| id (PK) <text:s text:c="7"/>| <text:s text:c="4"/>| id (PK) <text:s text:c="6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map_id (FK) <text:s text:c="11"/>| <text:s text:c="4"/>| map_id (FK) <text:s text:c="3"/>| <text:s text:c="4"/>| description <text:s text:c="2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action <text:s text:c="16"/>| <text:s text:c="4"/>| path <text:s text:c="10"/>| <text:s text:c="4"/>+---------------+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item_id (FK) <text:s text:c="10"/>| <text:s text:c="4"/>| status_action |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requis <text:s text:c="16"/>| <text:s text:c="4"/>+----------------+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status <text:s text:c="16"/>| <text:s text:c="36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+------------------------+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+------------------------+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<text:s text:c="9"/>map <text:s text:c="10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+------------------------+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id (PK) <text:s text:c="15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coordx <text:s text:c="16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coordy <text:s text:c="16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direction <text:s text:c="13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 status_action <text:s text:c="9"/>|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+------------------------+</text:p>
          </table:table-cell>
          <table:table-cell table:number-columns-repeated="12"/>
        </table:table-row>
      </table:table>
      <table:table table:name="actions" table:style-name="ta1">
        <table:table-column table:style-name="co15" table:number-columns-repeated="6" table:default-cell-style-name="Default"/>
        <table:table-row table:style-name="ro1">
          <table:table-cell office:value-type="string" calcext:value-type="string">
            <text:p>a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requi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images" table:style-name="ta1"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atus_a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8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70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-1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e clé dorée</text:p>
          </table:table-cell>
        </table:table-row>
      </table:table>
      <table:table table:name="map" table:style-name="ta1"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ordx</text:p>
          </table:table-cell>
          <table:table-cell office:value-type="string" calcext:value-type="string">
            <text:p>coordy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atus_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xt" table:style-name="ta1">
        <table:table-column table:style-name="co15" table:number-columns-repeated="14" table:default-cell-style-name="Default"/>
        <table:table-row table:style-name="ro1"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atus_action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 dois trouver une cl� pour sortir d'ici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 mur m'emp�che de passer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 dois trouver une cl� pour sortir d'ici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en par ici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ci un bien joli vase !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 récupères le vase et la clé dorée qui se trouve à l'intérieur !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gné !!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4T15:55:37.753000000</dc:date>
    <meta:editing-duration>PT1H52M50S</meta:editing-duration>
    <meta:editing-cycles>4</meta:editing-cycles>
    <meta:generator>LibreOffice/7.3.5.2$Windows_X86_64 LibreOffice_project/184fe81b8c8c30d8b5082578aee2fed2ea847c01</meta:generator>
    <meta:document-statistic meta:table-count="6" meta:cell-count="571" meta:object-count="0"/>
  </office:meta>
</office:document-meta>
</file>